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34CB034EA61.png"/>
  <manifest:file-entry manifest:media-type="image/png" manifest:full-path="Pictures/1000020100000258000001A619C46A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8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4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6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3.3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5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761cm" fo:min-width="16.90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849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cm" fo:min-width="15.117cm"/>
    </style:style>
    <style:style style:name="pr1" style:family="presentation" style:parent-style-name="標準-title">
      <style:graphic-properties draw:fill-color="#ffffff" draw:auto-grow-height="true" fo:min-height="3.649cm"/>
    </style:style>
    <style:style style:name="pr2" style:family="presentation" style:parent-style-name="標準-notes">
      <style:graphic-properties draw:fill-color="#ffffff" draw:auto-grow-height="true" fo:min-height="13.367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9.8999996185303pt" style:font-size-asian="18pt"/>
    </style:style>
    <style:style style:name="P4" style:family="paragraph">
      <style:paragraph-properties fo:margin-left="0cm" fo:margin-right="0cm" fo:text-indent="0cm"/>
      <style:text-properties fo:font-size="19.8999996185303pt"/>
    </style:style>
    <style:style style:name="P5" style:family="paragraph">
      <style:paragraph-properties fo:margin-left="0cm" fo:margin-right="0cm" fo:text-indent="0cm"/>
      <style:text-properties style:font-size-asian="26.5pt"/>
    </style:style>
    <style:style style:name="P6" style:family="paragraph">
      <style:paragraph-properties fo:margin-left="0cm" fo:margin-right="0cm" fo:text-indent="0cm"/>
      <style:text-properties fo:font-size="24pt" fo:text-shadow="1pt 1pt" style:font-size-asian="26.5pt" style:font-size-complex="24pt"/>
    </style:style>
    <style:style style:name="P7" style:family="paragraph">
      <style:paragraph-properties fo:margin-left="0cm" fo:margin-right="0cm" fo:text-indent="0cm"/>
      <style:text-properties style:font-size-asian="14pt"/>
    </style:style>
    <style:style style:name="P8" style:family="paragraph">
      <style:paragraph-properties fo:margin-left="0cm" fo:margin-right="0cm" fo:text-indent="0cm"/>
      <style:text-properties style:font-size-asian="19.8999996185303pt"/>
    </style:style>
    <style:style style:name="T1" style:family="text">
      <style:text-properties style:font-size-asian="18pt"/>
    </style:style>
    <style:style style:name="T2" style:family="text">
      <style:text-properties fo:font-size="18pt"/>
    </style:style>
    <style:style style:name="T3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08 SRA OSS, Inc. Japan All rights reserved.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2cm" svg:height="3.649cm" svg:x="1.4cm" svg:y="2.104cm" presentation:class="title">
          <draw:text-box>
            <text:p text:style-name="P1">レプリケーション</text:p>
          </draw:text-box>
        </draw:frame>
        <draw:frame draw:style-name="gr1" draw:text-style-name="P2" draw:id="id5" draw:layer="layout" svg:width="6.27cm" svg:height="4.409cm" svg:x="0.343cm" svg:y="10.362cm">
          <draw:image xlink:href="Pictures/1000020100000258000001A619C46A85.png" xlink:type="simple" xlink:show="embed" xlink:actuate="onLoad">
            <text:p/>
          </draw:image>
        </draw:frame>
        <draw:frame draw:style-name="gr1" draw:text-style-name="P2" draw:id="id2" draw:layer="layout" svg:width="3.134cm" svg:height="4.409cm" svg:x="21.669cm" svg:y="6.062cm">
          <draw:image xlink:href="Pictures/10000201000002580000034CB034EA61.png" xlink:type="simple" xlink:show="embed" xlink:actuate="onLoad">
            <text:p/>
          </draw:image>
        </draw:frame>
        <draw:frame draw:style-name="gr1" draw:text-style-name="P2" draw:id="id3" draw:layer="layout" svg:width="3.134cm" svg:height="4.409cm" svg:x="21.67cm" svg:y="10.362cm">
          <draw:image xlink:href="Pictures/10000201000002580000034CB034EA61.png" xlink:type="simple" xlink:show="embed" xlink:actuate="onLoad">
            <text:p/>
          </draw:image>
        </draw:frame>
        <draw:frame draw:style-name="gr1" draw:text-style-name="P2" draw:id="id4" draw:layer="layout" svg:width="3.134cm" svg:height="4.409cm" svg:x="21.671cm" svg:y="14.661cm">
          <draw:image xlink:href="Pictures/10000201000002580000034CB034EA61.png" xlink:type="simple" xlink:show="embed" xlink:actuate="onLoad">
            <text:p/>
          </draw:image>
        </draw:frame>
        <draw:frame draw:style-name="gr1" draw:text-style-name="P2" draw:id="id1" draw:layer="layout" svg:width="3.134cm" svg:height="4.409cm" svg:x="11.86cm" svg:y="10.362cm">
          <draw:image xlink:href="Pictures/10000201000002580000034CB034EA61.png" xlink:type="simple" xlink:show="embed" xlink:actuate="onLoad">
            <text:p/>
          </draw:image>
        </draw:frame>
        <draw:connector draw:style-name="gr2" draw:layer="layout" draw:type="line" svg:x1="14.994cm" svg:y1="12.566cm" svg:x2="21.669cm" svg:y2="8.266cm" draw:start-shape="id1" draw:start-glue-point="1" draw:end-shape="id2" draw:end-glue-point="3" svg:d="m14994 12566 6675-4300">
          <text:p/>
        </draw:connector>
        <draw:connector draw:style-name="gr2" draw:layer="layout" draw:type="line" svg:x1="13.603cm" svg:y1="11.4cm" svg:x2="21.67cm" svg:y2="12.566cm" draw:end-shape="id3" draw:end-glue-point="3" svg:d="m13603 11400 8067 1166">
          <text:p/>
        </draw:connector>
        <draw:connector draw:style-name="gr2" draw:layer="layout" draw:type="line" svg:x1="13.604cm" svg:y1="11.4cm" svg:x2="21.671cm" svg:y2="16.865cm" draw:end-shape="id4" draw:end-glue-point="3" svg:d="m13604 11400 8067 5465">
          <text:p/>
        </draw:connector>
        <draw:connector draw:style-name="gr2" draw:layer="layout" draw:type="line" svg:x1="6.613cm" svg:y1="12.566cm" svg:x2="11.86cm" svg:y2="12.566cm" draw:start-shape="id5" draw:start-glue-point="1" draw:end-shape="id1" draw:end-glue-point="3" svg:d="m6613 12566h5247">
          <text:p/>
        </draw:connector>
        <draw:frame draw:style-name="gr3" draw:text-style-name="P3" draw:layer="layout" svg:width="5.065cm" svg:height="0.977cm" svg:x="0.792cm" svg:y="14.33cm">
          <draw:text-box>
            <text:p text:style-name="P3"><text:span text:style-name="T1">DB</text:span><text:span text:style-name="T1">クライアント</text:span></text:p>
          </draw:text-box>
        </draw:frame>
        <draw:frame draw:style-name="gr4" draw:text-style-name="P4" draw:layer="layout" svg:width="3.125cm" svg:height="0.977cm" svg:x="12.125cm" svg:y="14.456cm">
          <draw:text-box>
            <text:p text:style-name="P4"><text:span text:style-name="T2">pgpool-II</text:span></text:p>
          </draw:text-box>
        </draw:frame>
        <draw:frame draw:style-name="gr5" draw:text-style-name="P4" draw:layer="layout" svg:width="3.895cm" svg:height="0.977cm" svg:x="24.104cm" svg:y="6.062cm">
          <draw:text-box>
            <text:p text:style-name="P4"><text:span text:style-name="T2">PostgreSQL</text:span></text:p>
          </draw:text-box>
        </draw:frame>
        <draw:frame draw:style-name="gr5" draw:text-style-name="P4" draw:layer="layout" svg:width="3.895cm" svg:height="0.977cm" svg:x="24.104cm" svg:y="10.251cm">
          <draw:text-box>
            <text:p text:style-name="P4"><text:span text:style-name="T2">PostgreSQL</text:span></text:p>
          </draw:text-box>
        </draw:frame>
        <draw:frame draw:style-name="gr5" draw:text-style-name="P4" draw:layer="layout" svg:width="3.895cm" svg:height="0.977cm" svg:x="24.104cm" svg:y="14.551cm">
          <draw:text-box>
            <text:p text:style-name="P4"><text:span text:style-name="T2">PostgreSQL</text:span></text:p>
          </draw:text-box>
        </draw:frame>
        <draw:frame draw:style-name="gr6" draw:text-style-name="P3" draw:layer="layout" svg:width="3.05cm" svg:height="0.977cm" svg:x="7.165cm" svg:y="11.574cm">
          <draw:text-box>
            <text:p text:style-name="P4"><text:span text:style-name="T1">UPDATE</text:span></text:p>
          </draw:text-box>
        </draw:frame>
        <draw:frame draw:style-name="gr6" draw:text-style-name="P3" draw:layer="layout" svg:width="3.05cm" svg:height="0.977cm" svg:x="14.771cm" svg:y="9.7cm">
          <draw:text-box>
            <text:p text:style-name="P4"><text:span text:style-name="T1">UPDATE</text:span></text:p>
          </draw:text-box>
        </draw:frame>
        <draw:frame draw:style-name="gr6" draw:text-style-name="P3" draw:layer="layout" svg:width="3.05cm" svg:height="0.977cm" svg:x="16.204cm" svg:y="15.543cm">
          <draw:text-box>
            <text:p text:style-name="P4"><text:span text:style-name="T1">UPDATE</text:span></text:p>
          </draw:text-box>
        </draw:frame>
        <draw:frame draw:style-name="gr6" draw:text-style-name="P3" draw:layer="layout" svg:width="3.05cm" svg:height="0.977cm" svg:x="16.866cm" svg:y="12.677cm">
          <draw:text-box>
            <text:p text:style-name="P4"><text:span text:style-name="T1">UPDATE</text:span></text:p>
          </draw:text-box>
        </draw:frame>
        <draw:frame draw:style-name="gr7" draw:text-style-name="P6" draw:layer="layout" svg:width="17.404cm" svg:height="4.011cm" svg:x="1.653cm" svg:y="5.291cm">
          <draw:text-box>
            <text:p text:style-name="P5"><text:span text:style-name="T3">更新問合わせを複製することによって</text:span></text:p>
            <text:p text:style-name="P5"><text:span text:style-name="T3">DB</text:span><text:span text:style-name="T3">を複製する方式</text:span></text:p>
            <text:p text:style-name="P5"><text:span text:style-name="T3">各</text:span><text:span text:style-name="T3">DB</text:span><text:span text:style-name="T3">間で同期のずれがないメリットがある</text:span></text:p>
            <text:p text:style-name="P5"><text:span text:style-name="T3">(</text:span><text:span text:style-name="T3">同期レプリケーション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cm" svg:height="11.139cm" svg:x="3.5cm" svg:y="2.226cm" draw:page-number="1" presentation:class="page"/>
          <draw:frame presentation:style-name="pr2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use-footer-name="ftr1"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use-footer-name="ftr1">
        <office:forms form:automatic-focus="false" form:apply-design-mode="false"/>
        <draw:frame presentation:style-name="pr1" draw:text-style-name="P1" draw:layer="layout" svg:width="25.2cm" svg:height="3.649cm" svg:x="1.4cm" svg:y="2.104cm" presentation:class="title" presentation:user-transformed="true">
          <draw:text-box>
            <text:p text:style-name="P1">pgpool-IIのアーキテクチャ</text:p>
          </draw:text-box>
        </draw:frame>
        <draw:frame draw:style-name="gr1" draw:text-style-name="P2" draw:id="id10" draw:layer="layout" svg:width="6.27cm" svg:height="4.409cm" svg:x="0.343cm" svg:y="10.362cm">
          <draw:image xlink:href="Pictures/1000020100000258000001A619C46A85.png" xlink:type="simple" xlink:show="embed" xlink:actuate="onLoad">
            <text:p/>
          </draw:image>
        </draw:frame>
        <draw:frame draw:style-name="gr1" draw:text-style-name="P2" draw:id="id7" draw:layer="layout" svg:width="3.134cm" svg:height="4.409cm" svg:x="21.669cm" svg:y="6.062cm">
          <draw:image xlink:href="Pictures/10000201000002580000034CB034EA61.png" xlink:type="simple" xlink:show="embed" xlink:actuate="onLoad">
            <text:p/>
          </draw:image>
        </draw:frame>
        <draw:frame draw:style-name="gr1" draw:text-style-name="P2" draw:id="id8" draw:layer="layout" svg:width="3.134cm" svg:height="4.409cm" svg:x="21.67cm" svg:y="10.362cm">
          <draw:image xlink:href="Pictures/10000201000002580000034CB034EA61.png" xlink:type="simple" xlink:show="embed" xlink:actuate="onLoad">
            <text:p/>
          </draw:image>
        </draw:frame>
        <draw:frame draw:style-name="gr1" draw:text-style-name="P2" draw:id="id9" draw:layer="layout" svg:width="3.134cm" svg:height="4.409cm" svg:x="21.671cm" svg:y="14.661cm">
          <draw:image xlink:href="Pictures/10000201000002580000034CB034EA61.png" xlink:type="simple" xlink:show="embed" xlink:actuate="onLoad">
            <text:p/>
          </draw:image>
        </draw:frame>
        <draw:frame draw:style-name="gr1" draw:text-style-name="P2" draw:id="id11" draw:layer="layout" svg:width="3.134cm" svg:height="4.409cm" svg:x="11.86cm" svg:y="10.362cm">
          <draw:image xlink:href="Pictures/10000201000002580000034CB034EA61.png" xlink:type="simple" xlink:show="embed" xlink:actuate="onLoad">
            <text:p/>
          </draw:image>
        </draw:frame>
        <draw:connector draw:style-name="gr2" draw:layer="layout" draw:type="line" svg:x1="15.119cm" svg:y1="11.906cm" svg:x2="21.669cm" svg:y2="8.266cm" draw:start-shape="id6" draw:start-glue-point="2" draw:end-shape="id7" draw:end-glue-point="3" svg:d="m15119 11906 6550-3640">
          <text:p/>
        </draw:connector>
        <draw:connector draw:style-name="gr2" draw:layer="layout" draw:type="line" svg:x1="15.119cm" svg:y1="11.906cm" svg:x2="21.67cm" svg:y2="12.566cm" draw:start-shape="id6" draw:start-glue-point="2" draw:end-shape="id8" draw:end-glue-point="3" svg:d="m15119 11906 6551 660">
          <text:p/>
        </draw:connector>
        <draw:connector draw:style-name="gr2" draw:id="id6" draw:layer="layout" draw:type="line" svg:x1="15.119cm" svg:y1="11.906cm" svg:x2="21.671cm" svg:y2="16.865cm" draw:end-shape="id9" draw:end-glue-point="3" svg:d="m15119 11906 6552 4959">
          <text:p/>
        </draw:connector>
        <draw:connector draw:style-name="gr2" draw:layer="layout" draw:type="line" svg:x1="6.613cm" svg:y1="12.566cm" svg:x2="11.86cm" svg:y2="12.566cm" draw:start-shape="id10" draw:start-glue-point="1" draw:end-shape="id11" draw:end-glue-point="3" svg:d="m6613 12566h5247">
          <text:p/>
        </draw:connector>
        <draw:frame draw:style-name="gr3" draw:text-style-name="P8" draw:layer="layout" svg:width="5.065cm" svg:height="0.977cm" svg:x="0.792cm" svg:y="14.33cm">
          <draw:text-box>
            <text:p text:style-name="P8">DBクライアント</text:p>
          </draw:text-box>
        </draw:frame>
        <draw:frame draw:style-name="gr4" draw:text-style-name="P4" draw:layer="layout" svg:width="3.125cm" svg:height="0.977cm" svg:x="12.125cm" svg:y="14.456cm">
          <draw:text-box>
            <text:p text:style-name="P4">pgpool-II</text:p>
          </draw:text-box>
        </draw:frame>
        <draw:frame draw:style-name="gr5" draw:text-style-name="P4" draw:layer="layout" svg:width="3.895cm" svg:height="0.977cm" svg:x="24.104cm" svg:y="6.062cm">
          <draw:text-box>
            <text:p text:style-name="P4">PostgreSQL</text:p>
          </draw:text-box>
        </draw:frame>
        <draw:frame draw:style-name="gr5" draw:text-style-name="P4" draw:layer="layout" svg:width="3.895cm" svg:height="0.977cm" svg:x="24.104cm" svg:y="10.251cm">
          <draw:text-box>
            <text:p text:style-name="P4">PostgreSQL</text:p>
          </draw:text-box>
        </draw:frame>
        <draw:frame draw:style-name="gr5" draw:text-style-name="P4" draw:layer="layout" svg:width="3.895cm" svg:height="0.977cm" svg:x="24.104cm" svg:y="14.551cm">
          <draw:text-box>
            <text:p text:style-name="P4">PostgreSQL</text:p>
          </draw:text-box>
        </draw:frame>
        <draw:frame draw:style-name="gr9" draw:text-style-name="P8" draw:layer="layout" svg:width="3.349cm" svg:height="0.977cm" svg:x="7.165cm" svg:y="11.574cm">
          <draw:text-box>
            <text:p text:style-name="P8">問合わせ</text:p>
          </draw:text-box>
        </draw:frame>
        <draw:frame draw:style-name="gr9" draw:text-style-name="P8" draw:layer="layout" svg:width="3.349cm" svg:height="0.977cm" svg:x="14.771cm" svg:y="9.7cm">
          <draw:text-box>
            <text:p text:style-name="P8">問合わせ</text:p>
          </draw:text-box>
        </draw:frame>
        <draw:frame draw:style-name="gr9" draw:text-style-name="P8" draw:layer="layout" svg:width="3.349cm" svg:height="0.977cm" svg:x="16.204cm" svg:y="15.543cm">
          <draw:text-box>
            <text:p text:style-name="P8">問合わせ</text:p>
          </draw:text-box>
        </draw:frame>
        <draw:frame draw:style-name="gr9" draw:text-style-name="P8" draw:layer="layout" svg:width="3.349cm" svg:height="0.977cm" svg:x="16.866cm" svg:y="12.677cm">
          <draw:text-box>
            <text:p text:style-name="P8">問合わせ</text:p>
          </draw:text-box>
        </draw:frame>
        <draw:frame draw:style-name="gr10" draw:text-style-name="P6" draw:layer="layout" svg:width="15.617cm" svg:height="1.21cm" svg:x="1.653cm" svg:y="6.614cm">
          <draw:text-box>
            <text:p text:style-name="P5"><text:span text:style-name="T3">Shared Nothing</text:span><text:span text:style-name="T3">型の分散クラスタ構成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cm" svg:height="11.139cm" svg:x="3.5cm" svg:y="2.226cm" draw:page-number="3" presentation:class="page"/>
          <draw:frame presentation:style-name="pr2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X P明朝'" style:font-family-generic="roman" style:font-pitch="variable" fo:font-size="24pt" fo:language="en" fo:country="US" style:font-family-asian="'LX P丸ゴシック'" style:font-family-generic-asian="system" style:font-pitch-asian="variable" style:font-size-asian="24pt" style:language-asian="ja" style:country-asian="JP" style:font-family-complex="'LX P丸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X P丸ゴシック'" style:font-family-generic="roman" style:font-pitch="variable" fo:font-size="18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18pt" style:font-style-asian="normal" style:font-weight-asian="normal" style:font-family-complex="'LX P丸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X P丸ゴシック'" style:font-family-generic="roman" style:font-pitch="variable" fo:font-size="20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20pt" style:font-style-asian="normal" style:font-weight-asian="normal" style:font-family-complex="'LX P丸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X P丸ゴシック'" style:font-family-generic="roman" style:font-pitch="variable" fo:font-size="32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32pt" style:font-style-asian="normal" style:font-weight-asian="normal" style:font-family-complex="'LX P丸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X P丸ゴシック'" style:font-family-generic="roman" style:font-pitch="variable" fo:font-size="32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32pt" style:font-style-asian="normal" style:font-weight-asian="normal" style:font-family-complex="'LX P丸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X P丸ゴシック'" style:font-family-generic="roman" style:font-pitch="variable" fo:font-size="44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44pt" style:font-style-asian="normal" style:font-weight-asian="normal" style:font-family-complex="'LX P丸ゴシック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2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2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29T14:27:58</meta:creation-date>
    <meta:editing-duration>PT43H27M11S</meta:editing-duration>
    <meta:editing-cycles>4</meta:editing-cycles>
    <dc:date>2009-07-31T09:55:06</dc:date>
    <meta:generator>OpenOffice.org/3.0$Linux OpenOffice.org_project/300m15$Build-9379</meta:generator>
    <meta:document-statistic meta:object-count="67"/>
    <meta:user-defined meta:name="情報 1"/>
    <meta:user-defined meta:name="情報 2"/>
    <meta:user-defined meta:name="情報 3"/>
    <meta:user-defined meta:name="情報 4"/>
  </office:meta>
</office:document-meta>
</file>